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istrict">
        <table:table-row>
          <table:table-cell office:value-type="float" office:value="1">
            <text:p>1</text:p>
          </table:table-cell>
          <table:table-cell office:value-type="string">
            <text:p>Bagerhat</text:p>
          </table:table-cell>
          <table:table-cell office:value-type="string">
            <text:p>বাগেরহাট</text:p>
          </table:table-cell>
          <table:table-cell office:value-type="string">
            <text:p>Khulna</text:p>
          </table:table-cell>
          <table:table-cell office:value-type="string">
            <text:p>2021-10-16 04:50:54</text:p>
          </table:table-cell>
          <table:table-cell office:value-type="string">
            <text:p>Saklayen Ahmed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andarban</text:p>
          </table:table-cell>
          <table:table-cell office:value-type="string">
            <text:p>বান্দরবান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arguna</text:p>
          </table:table-cell>
          <table:table-cell office:value-type="string">
            <text:p>বরগুনা</text:p>
          </table:table-cell>
          <table:table-cell office:value-type="string">
            <text:p>Bari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Barishal</text:p>
          </table:table-cell>
          <table:table-cell office:value-type="string">
            <text:p>বরিশাল</text:p>
          </table:table-cell>
          <table:table-cell office:value-type="string">
            <text:p>Bari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hola</text:p>
          </table:table-cell>
          <table:table-cell office:value-type="string">
            <text:p>ভোলা</text:p>
          </table:table-cell>
          <table:table-cell office:value-type="string">
            <text:p>Bari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ogura</text:p>
          </table:table-cell>
          <table:table-cell office:value-type="string">
            <text:p>বগুড়া</text:p>
          </table:table-cell>
          <table:table-cell office:value-type="string">
            <text:p>Rajshah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rahmanbaria</text:p>
          </table:table-cell>
          <table:table-cell office:value-type="string">
            <text:p>ব্রাহ্মণবাড়িয়া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handpur</text:p>
          </table:table-cell>
          <table:table-cell office:value-type="string">
            <text:p>চাঁদপুর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hattogram</text:p>
          </table:table-cell>
          <table:table-cell office:value-type="string">
            <text:p>চট্টগ্রাম</text:p>
          </table:table-cell>
          <table:table-cell office:value-type="string">
            <text:p>Chattogram</text:p>
          </table:table-cell>
          <table:table-cell office:value-type="string">
            <text:p>2022-04-09 12:23:10</text:p>
          </table:table-cell>
          <table:table-cell office:value-type="string">
            <text:p>Saklayen Ahmed 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huadanga</text:p>
          </table:table-cell>
          <table:table-cell office:value-type="string">
            <text:p>চুয়াডাঙ্গা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umilla</text:p>
          </table:table-cell>
          <table:table-cell office:value-type="string">
            <text:p>কুমিল্লা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oxs Bazar</text:p>
          </table:table-cell>
          <table:table-cell office:value-type="string">
            <text:p>কক্সবাজার</text:p>
          </table:table-cell>
          <table:table-cell office:value-type="string">
            <text:p>Chittagong</text:p>
          </table:table-cell>
          <table:table-cell office:value-type="string">
            <text:p>2022-04-09 02:23:42</text:p>
          </table:table-cell>
          <table:table-cell office:value-type="string">
            <text:p>Saklayen Ahmed 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haka</text:p>
          </table:table-cell>
          <table:table-cell office:value-type="string">
            <text:p>ঢাকা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Dinajpur</text:p>
          </table:table-cell>
          <table:table-cell office:value-type="string">
            <text:p>দিনাজপুর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Faridpur</text:p>
          </table:table-cell>
          <table:table-cell office:value-type="string">
            <text:p>ফরিদপুর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Feni</text:p>
          </table:table-cell>
          <table:table-cell office:value-type="string">
            <text:p>ফেনী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Gaibandha</text:p>
          </table:table-cell>
          <table:table-cell office:value-type="string">
            <text:p>গাইবান্ধা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Gazipur</text:p>
          </table:table-cell>
          <table:table-cell office:value-type="string">
            <text:p>গাজীপুর</text:p>
          </table:table-cell>
          <table:table-cell office:value-type="string">
            <text:p>Dhaka</text:p>
          </table:table-cell>
          <table:table-cell office:value-type="string">
            <text:p>2022-04-09 00:48:57</text:p>
          </table:table-cell>
          <table:table-cell office:value-type="string">
            <text:p>Saklayen Ahmed 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Gopalganj</text:p>
          </table:table-cell>
          <table:table-cell office:value-type="string">
            <text:p>গোপালগঞ্জ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abiganj</text:p>
          </table:table-cell>
          <table:table-cell office:value-type="string">
            <text:p>হবিগঞ্জ</text:p>
          </table:table-cell>
          <table:table-cell office:value-type="string">
            <text:p>Sylhe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Jamalpur</text:p>
          </table:table-cell>
          <table:table-cell office:value-type="string">
            <text:p>জামালপুর</text:p>
          </table:table-cell>
          <table:table-cell office:value-type="string">
            <text:p>Mymensingh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Jashore</text:p>
          </table:table-cell>
          <table:table-cell office:value-type="string">
            <text:p>যশোর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Jhalokati</text:p>
          </table:table-cell>
          <table:table-cell office:value-type="string">
            <text:p>ঝালকাঠি</text:p>
          </table:table-cell>
          <table:table-cell office:value-type="string">
            <text:p>Bari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Jhenaidah</text:p>
          </table:table-cell>
          <table:table-cell office:value-type="string">
            <text:p>ঝিনাইদহ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Joypurhat</text:p>
          </table:table-cell>
          <table:table-cell office:value-type="string">
            <text:p>জয়পুরহাট</text:p>
          </table:table-cell>
          <table:table-cell office:value-type="string">
            <text:p>Rajshah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Khagrachhari</text:p>
          </table:table-cell>
          <table:table-cell office:value-type="string">
            <text:p>খাগড়াছড়ি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Khulna</text:p>
          </table:table-cell>
          <table:table-cell office:value-type="string">
            <text:p>খুলনা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Kishoreganj</text:p>
          </table:table-cell>
          <table:table-cell office:value-type="string">
            <text:p>কিশোরগঞ্জ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Kurigram</text:p>
          </table:table-cell>
          <table:table-cell office:value-type="string">
            <text:p>কুড়িগ্রাম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Kushtia</text:p>
          </table:table-cell>
          <table:table-cell office:value-type="string">
            <text:p>কুষ্টিয়া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Lakshmipur</text:p>
          </table:table-cell>
          <table:table-cell office:value-type="string">
            <text:p>লক্ষ্মীপুর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Lalmonirhat</text:p>
          </table:table-cell>
          <table:table-cell office:value-type="string">
            <text:p>লালমনিরহাট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Madaripur</text:p>
          </table:table-cell>
          <table:table-cell office:value-type="string">
            <text:p>মাদারীপুর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Magura</text:p>
          </table:table-cell>
          <table:table-cell office:value-type="string">
            <text:p>মাগুরা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anikganj</text:p>
          </table:table-cell>
          <table:table-cell office:value-type="string">
            <text:p>মানিকগঞ্জ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eherpur</text:p>
          </table:table-cell>
          <table:table-cell office:value-type="string">
            <text:p>মেহেরপুর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Moulvibazar</text:p>
          </table:table-cell>
          <table:table-cell office:value-type="string">
            <text:p>মৌলভীবাজার</text:p>
          </table:table-cell>
          <table:table-cell office:value-type="string">
            <text:p>Sylhe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Munshiganj</text:p>
          </table:table-cell>
          <table:table-cell office:value-type="string">
            <text:p>মুন্সীগঞ্জ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Mymensingh</text:p>
          </table:table-cell>
          <table:table-cell office:value-type="string">
            <text:p>ময়মনসিংহ</text:p>
          </table:table-cell>
          <table:table-cell office:value-type="string">
            <text:p>Mymensingh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Naogaon</text:p>
          </table:table-cell>
          <table:table-cell office:value-type="string">
            <text:p>নওগাঁ</text:p>
          </table:table-cell>
          <table:table-cell office:value-type="string">
            <text:p>Rajshah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Narail</text:p>
          </table:table-cell>
          <table:table-cell office:value-type="string">
            <text:p>নড়াইল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Narayanganj</text:p>
          </table:table-cell>
          <table:table-cell office:value-type="string">
            <text:p>নারায়ণগঞ্জ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Narsingdi</text:p>
          </table:table-cell>
          <table:table-cell office:value-type="string">
            <text:p>নরসিংদী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Natore</text:p>
          </table:table-cell>
          <table:table-cell office:value-type="string">
            <text:p>নাটোর</text:p>
          </table:table-cell>
          <table:table-cell office:value-type="string">
            <text:p>Rajshah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Chapai Nawabganj</text:p>
          </table:table-cell>
          <table:table-cell office:value-type="string">
            <text:p>চাঁপাইনবাবগঞ্জ</text:p>
          </table:table-cell>
          <table:table-cell office:value-type="string">
            <text:p>Rajshahi</text:p>
          </table:table-cell>
          <table:table-cell office:value-type="string">
            <text:p>2022-04-09 12:24:34</text:p>
          </table:table-cell>
          <table:table-cell office:value-type="string">
            <text:p>Saklayen Ahmed 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Netrokona</text:p>
          </table:table-cell>
          <table:table-cell office:value-type="string">
            <text:p>নেত্রকোণা</text:p>
          </table:table-cell>
          <table:table-cell office:value-type="string">
            <text:p>Mymensingh</text:p>
          </table:table-cell>
          <table:table-cell office:value-type="string">
            <text:p>2022-04-09 12:25:17</text:p>
          </table:table-cell>
          <table:table-cell office:value-type="string">
            <text:p>Saklayen Ahmed 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Nilphamari</text:p>
          </table:table-cell>
          <table:table-cell office:value-type="string">
            <text:p>নীলফামারী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Noakhali</text:p>
          </table:table-cell>
          <table:table-cell office:value-type="string">
            <text:p>নোয়াখালী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Pabna</text:p>
          </table:table-cell>
          <table:table-cell office:value-type="string">
            <text:p>পাবনা</text:p>
          </table:table-cell>
          <table:table-cell office:value-type="string">
            <text:p>Rajshah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Panchagarh</text:p>
          </table:table-cell>
          <table:table-cell office:value-type="string">
            <text:p>পঞ্চগড়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Patuakhali</text:p>
          </table:table-cell>
          <table:table-cell office:value-type="string">
            <text:p>পটুয়াখালী</text:p>
          </table:table-cell>
          <table:table-cell office:value-type="string">
            <text:p>Bari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Pirojpur</text:p>
          </table:table-cell>
          <table:table-cell office:value-type="string">
            <text:p>পিরোজপুর</text:p>
          </table:table-cell>
          <table:table-cell office:value-type="string">
            <text:p>Baris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Rajbari</text:p>
          </table:table-cell>
          <table:table-cell office:value-type="string">
            <text:p>রাজবাড়ী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Rajshahi</text:p>
          </table:table-cell>
          <table:table-cell office:value-type="string">
            <text:p>রাজশাহী</text:p>
          </table:table-cell>
          <table:table-cell office:value-type="string">
            <text:p>Rajshah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Rangamati</text:p>
          </table:table-cell>
          <table:table-cell office:value-type="string">
            <text:p>রাঙ্গামাটি</text:p>
          </table:table-cell>
          <table:table-cell office:value-type="string">
            <text:p>Chittagong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Rangpur</text:p>
          </table:table-cell>
          <table:table-cell office:value-type="string">
            <text:p>রংপুর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Satkhira</text:p>
          </table:table-cell>
          <table:table-cell office:value-type="string">
            <text:p>সাতক্ষীরা</text:p>
          </table:table-cell>
          <table:table-cell office:value-type="string">
            <text:p>Khuln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Shariatpur</text:p>
          </table:table-cell>
          <table:table-cell office:value-type="string">
            <text:p>শরীয়তপুর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Sherpur</text:p>
          </table:table-cell>
          <table:table-cell office:value-type="string">
            <text:p>শেরপুর</text:p>
          </table:table-cell>
          <table:table-cell office:value-type="string">
            <text:p>Mymensingh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Sirajganj</text:p>
          </table:table-cell>
          <table:table-cell office:value-type="string">
            <text:p>সিরাজগঞ্জ</text:p>
          </table:table-cell>
          <table:table-cell office:value-type="string">
            <text:p>Rajshahi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Sunamganj</text:p>
          </table:table-cell>
          <table:table-cell office:value-type="string">
            <text:p>সুনামগঞ্জ</text:p>
          </table:table-cell>
          <table:table-cell office:value-type="string">
            <text:p>Sylhe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Sylhet</text:p>
          </table:table-cell>
          <table:table-cell office:value-type="string">
            <text:p>সিলেট</text:p>
          </table:table-cell>
          <table:table-cell office:value-type="string">
            <text:p>Sylhe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Tangail</text:p>
          </table:table-cell>
          <table:table-cell office:value-type="string">
            <text:p>টাঙ্গাইল</text:p>
          </table:table-cell>
          <table:table-cell office:value-type="string">
            <text:p>Dhak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Thakurgaon</text:p>
          </table:table-cell>
          <table:table-cell office:value-type="string">
            <text:p>ঠাকুরগাঁও</text:p>
          </table:table-cell>
          <table:table-cell office:value-type="string">
            <text:p>Rangpu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4</meta:generator>
    <meta:initial-creator>phpMyAdmin 5.0.4</meta:initial-creator>
    <meta:creation-date>2022-04-29T22:51:24</meta:creation-date>
  </office:meta>
</office:document-meta>
</file>